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33cm" style:use-optimal-column-width="false"/>
    </style:style>
    <style:style style:name="co2" style:family="table-column">
      <style:table-column-properties style:column-width="5.336cm" style:use-optimal-column-width="false"/>
    </style:style>
    <style:style style:name="co3" style:family="table-column">
      <style:table-column-properties style:column-width="5.343cm" style:use-optimal-column-width="false"/>
    </style:style>
    <style:style style:name="ro1" style:family="table-row">
      <style:table-row-properties style:row-height="2.678cm" style:use-optimal-row-height="false"/>
    </style:style>
    <style:style style:name="ro2" style:family="table-row">
      <style:table-row-properties style:row-height="1.138cm" style:use-optimal-row-height="false"/>
    </style:style>
    <style:style style:name="ro3" style:family="table-row">
      <style:table-row-properties style:row-height="1.137cm" style:use-optimal-row-height="false"/>
    </style:style>
    <style:style style:name="ro4" style:family="table-row">
      <style:table-row-properties style:row-height="1.141cm" style:use-optimal-row-height="false"/>
    </style:style>
    <style:style style:name="ro5" style:family="table-row">
      <style:table-row-properties style:row-height="1.147cm" style:use-optimal-row-height="false"/>
    </style:style>
    <style:style style:name="ro6" style:family="table-row">
      <style:table-row-properties style:row-height="1.882cm" style:use-optimal-row-height="false"/>
    </style:style>
    <style:style style:name="ro7" style:family="table-row">
      <style:table-row-properties style:row-height="1.888cm" style:use-optimal-row-height="false"/>
    </style:style>
    <style:style style:name="ce1" style:family="table-cell">
      <style:paragraph-properties fo:margin-top="0cm" fo:margin-bottom="0cm" fo:text-align="center"/>
    </style:style>
    <style:style style:name="ce2" style:family="table-cell">
      <style:paragraph-properties fo:text-align="center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6.668cm" svg:height="15.168cm" svg:x="0.659cm" svg:y="0.1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2">Embedder</text:p>
              </table:table-cell>
              <table:table-cell>
                <text:p text:style-name="P1">Clustering</text:p>
              </table:table-cell>
              <table:table-cell>
                <text:p>DER (PyanNote)</text:p>
              </table:table-cell>
              <table:table-cell>
                <text:list text:style-name="L1">
                  <text:list-header>
                    <text:p text:style-name="P1">Trump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>silero-vad</text:p>
              </table:table-cell>
              <table:table-cell>
                <text:p text:style-name="P1">Titanet-l.nemo</text:p>
              </table:table-cell>
              <table:table-cell>
                <text:p>Google_spectral</text:p>
              </table:table-cell>
              <table:table-cell>
                <text:p text:style-name="P2">1.332307</text:p>
              </table:table-cell>
              <table:table-cell/>
            </table:table-row>
            <table:table-row table:style-name="ro2" table:default-cell-style-name="ce1">
              <table:table-cell table:number-rows-spanned="2">
                <text:p text:style-name="P1">CNN</text:p>
              </table:table-cell>
              <table:table-cell>
                <text:p text:style-name="P1">0.0400</text:p>
              </table:table-cell>
              <table:table-cell>
                <text:p text:style-name="P1">0.951</text:p>
              </table:table-cell>
              <table:table-cell>
                <text:p>1.365307</text:p>
              </table:table-cell>
              <table:table-cell/>
            </table:table-row>
            <table:table-row table:style-name="ro3" table:default-cell-style-name="ce2">
              <table:covered-table-cell table:style-name="gray2"/>
              <table:table-cell>
                <text:p text:style-name="P2">0.0323</text:p>
              </table:table-cell>
              <table:table-cell>
                <text:p text:style-name="P2">0.947</text:p>
              </table:table-cell>
              <table:table-cell>
                <text:p text:style-name="P2">3</text:p>
              </table:table-cell>
              <table:table-cell/>
            </table:table-row>
            <table:table-row table:style-name="ro2" table:default-cell-style-name="ce1">
              <table:table-cell>
                <text:p text:style-name="P1">ResNet18</text:p>
              </table:table-cell>
              <table:table-cell>
                <text:p text:style-name="P1">0.0005</text:p>
              </table:table-cell>
              <table:table-cell>
                <text:p text:style-name="P1">0.841</text:p>
              </table:table-cell>
              <table:table-cell>
                <text:p text:style-name="P1">5 (Fake)</text:p>
              </table:table-cell>
              <table:table-cell>
                <text:list text:continue-numbering="true" text:style-name="L1">
                  <text:list-header>
                    <text:p text:style-name="P1">0</text:p>
                  </text:list-header>
                </text:list>
              </table:table-cell>
            </table:table-row>
            <table:table-row table:style-name="ro4" table:default-cell-style-name="ce1">
              <table:table-cell table:number-rows-spanned="2">
                <text:p text:style-name="P1">ResNet34</text:p>
              </table:table-cell>
              <table:table-cell>
                <text:p text:style-name="P1">0.0002</text:p>
              </table:table-cell>
              <table:table-cell>
                <text:p text:style-name="P1">0.669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5" table:default-cell-style-name="ce2">
              <table:covered-table-cell table:style-name="gray1"/>
              <table:table-cell>
                <text:p text:style-name="P2">0.0010</text:p>
              </table:table-cell>
              <table:table-cell>
                <text:p text:style-name="P2">0.659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  <table:table-row table:style-name="ro6" table:default-cell-style-name="ce2">
              <table:table-cell>
                <text:p text:style-name="P2">ResNet50</text:p>
                <text:p text:style-name="P2">(Bottle Neck)</text:p>
              </table:table-cell>
              <table:table-cell>
                <text:p text:style-name="P2">0.0003</text:p>
              </table:table-cell>
              <table:table-cell>
                <text:p text:style-name="P2">0.775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  <table:table-row table:style-name="ro6" table:default-cell-style-name="ce2">
              <table:table-cell>
                <text:p text:style-name="P2">ResNet101</text:p>
                <text:p text:style-name="P2">(Bottle Neck)</text:p>
              </table:table-cell>
              <table:table-cell>
                <text:p text:style-name="P2">0.0006</text:p>
              </table:table-cell>
              <table:table-cell>
                <text:p text:style-name="P2">0.886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  <table:table-row table:style-name="ro7" table:default-cell-style-name="ce2">
              <table:table-cell>
                <text:p text:style-name="P2">ResNet151</text:p>
                <text:p text:style-name="P2">(Bottle Neck)</text:p>
              </table:table-cell>
              <table:table-cell>
                <text:p text:style-name="P2">0.0006</text:p>
              </table:table-cell>
              <table:table-cell>
                <text:p text:style-name="P2">0.685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2T14:44:20.678408689</meta:creation-date>
    <dc:date>2023-04-21T15:22:21.436158991</dc:date>
    <meta:editing-duration>P1DT2H18M8S</meta:editing-duration>
    <meta:editing-cycles>16</meta:editing-cycles>
    <meta:generator>LibreOffice/7.3.7.2$Linux_X86_64 LibreOffice_project/30$Build-2</meta:generator>
    <meta:document-statistic meta:object-count="24"/>
  </office:meta>
</office:document-meta>
</file>